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rameSetElementImpl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SetElementImpl.HTMLFrameSe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SetElementImpl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SetElementImpl.get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SetElementImpl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